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0278in" style:font-size-asian="0.40278in" style:font-size-complex="0.40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0278in" style:font-size-asian="0.40278in" style:font-size-complex="0.40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0278in" style:font-size-asian="0.40278in" style:font-size-complex="0.40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nn" fo:country="N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1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5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4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6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7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</office:automatic-styles>
  <office:body>
    <office:presentation>
      <draw:page draw:name="Slide148" draw:style-name="a335" draw:master-page-name="Master1-Layout6-titleOnly-Doar-titlu" presentation:presentation-page-layout-name="Master1-PPL6" draw:id="Slide-403">
        <draw:frame draw:id="id63" presentation:style-name="a339" draw:name="Titre 1" svg:x="2.31667in" svg:y="0.74444in" svg:width="8.5in" svg:height="0.75694in" presentation:class="title" presentation:placeholder="false">
          <draw:text-box>
            <text:p text:style-name="a338" text:class-names="" text:cond-style-name=""><text:span text:style-name="a336" text:class-names="">Sistemul electoral românesc</text:span><text:span text:style-name="a337" text:class-names=""/></text:p>
          </draw:text-box>
          <svg:title/>
          <svg:desc/>
        </draw:frame>
        <draw:custom-shape svg:x="0.57778in" svg:y="1.90535in" svg:width="11.97778in" svg:height="4.20736in" draw:id="id64" draw:style-name="a352" draw:name="Rectangle 2">
          <svg:title/>
          <svg:desc/>
          <text:p text:style-name="a341" text:class-names="" text:cond-style-name=""><text:span text:style-name="a340" text:class-names="">În principiu, după 1919 - cu excepția perioadelor de dictatură (1938-1940, 1948-1990) când a fost folosit sistemul majoritar relativ (într-un tur) – în România a fost folosit același sistem proporțional căruia i s-au adăugat diferite accesorii (1926 – prima electorală, 2008 – circumscripțiile uninominale). <text:s text:c="3"/></text:span></text:p>
          <text:p text:style-name="a343" text:class-names="" text:cond-style-name=""><text:span text:style-name="a342" text:class-names=""/></text:p>
          <text:p text:style-name="a345" text:class-names="" text:cond-style-name=""><text:span text:style-name="a344" text:class-names=""/></text:p>
          <text:p text:style-name="a347" text:class-names="" text:cond-style-name=""><text:span text:style-name="a346" text:class-names="">Sistemul electoral românesc folosit la alegerile din 2008 și 2012 a fost un sistem mixt cu compensare: combina existența colegiilor uninominale cu distribuirea proporțională a mandatelor.<text:s text:c="1"/></text:span></text:p>
          <text:p text:style-name="a349" text:class-names="" text:cond-style-name=""><text:span text:style-name="a348" text:class-names=""/></text:p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2" draw:style-name="a353" draw:master-page-name="Master1-Layout6-titleOnly-Doar-titlu" presentation:presentation-page-layout-name="Master1-PPL6" draw:id="Slide-377">
        <draw:frame draw:id="id65" presentation:style-name="a356" draw:name="Titlu 1" svg:x="1.54861in" svg:y="0.02257in" svg:width="10in" svg:height="0.81424in" presentation:class="title" presentation:placeholder="false">
          <draw:text-box>
            <text:p text:style-name="a355" text:class-names="" text:cond-style-name=""><text:span text:style-name="a354" text:class-names="">Sistemul electoral romanesc după 1990</text:span></text:p>
          </draw:text-box>
          <svg:title/>
          <svg:desc/>
        </draw:frame>
        <draw:frame draw:id="id66" draw:style-name="a384" draw:name="CasetăText 2" svg:x="0.73469in" svg:y="1.38715in" svg:width="11.49864in" svg:height="4.54395in">
          <draw:text-box>
            <text:p text:style-name="a360" text:class-names="" text:cond-style-name=""><text:span text:style-name="a357" text:class-names="">1990 - sistem proporțional absolut -<text:s text:c="1"/></text:span><text:span text:style-name="a358" text:class-names="">Decretul-Lege nr. 92</text:span><text:span text:style-name="a359" text:class-names=""><text:s text:c="1"/>din 14 martie 1990</text:span></text:p>
            <text:p text:style-name="a362" text:class-names="" text:cond-style-name=""><text:span text:style-name="a361" text:class-names=""/></text:p>
            <text:p text:style-name="a371" text:class-names="" text:cond-style-name=""><text:span text:style-name="a363" text:class-names="">1992 -1996 - <text:s text:c="1"/>sistem proporțional relativ <text:s text:c="1"/>- prag electoral de 3% (între 4 și 8% pentru coaliții)<text:s text:c="1"/></text:span><text:span text:style-name="a364" text:class-names="">Leg</text:span><text:span text:style-name="a365" text:class-names="">ea</text:span><text:span text:style-name="a366" text:class-names=""><text:s text:c="1"/>68/1992 pentru alegerea Camerei Deputaților și a Senatului</text:span><text:span text:style-name="a367" text:class-names="">,<text:s text:c="1"/></text:span><text:span text:style-name="a368" text:class-names="">Legea nr.115/1996</text:span><text:span text:style-name="a369" text:class-names=""><text:s text:c="1"/>pentru alegerile din 1996</text:span><text:span text:style-name="a370" text:class-names=""/></text:p>
            <text:p text:style-name="a373" text:class-names="" text:cond-style-name=""><text:span text:style-name="a372" text:class-names=""/></text:p>
            <text:p text:style-name="a377" text:class-names="" text:cond-style-name=""><text:span text:style-name="a374" text:class-names="">2000 - sistem proporțional cu prag electoral de 5% (între 8 și 10% pentru coaliții)<text:s text:c="1"/></text:span><text:span text:style-name="a375" text:class-names="">Ordonanța de urgență nr. 129/2000<text:s text:c="1"/></text:span><text:span text:style-name="a376" text:class-names=""/></text:p>
            <text:p text:style-name="a379" text:class-names="" text:cond-style-name=""><text:span text:style-name="a378" text:class-names=""/></text:p>
            <text:p text:style-name="a383" text:class-names="" text:cond-style-name=""><text:span text:style-name="a380" text:class-names="">2015 – introduce<text:s text:c="1"/></text:span><text:span text:style-name="a381" text:class-names="">Registrul electoral în format electronic și modul de desfășurare a votului pentru românii din diaspora.</text:span><text:span text:style-name="a382" text:class-names=""/></text:p>
          </draw:text-box>
          <svg:title/>
          <svg:desc/>
        </draw:frame>
      </draw:page>
      <draw:page draw:name="Slide123" draw:style-name="a385" draw:master-page-name="Master1-Layout6-titleOnly-Doar-titlu" presentation:presentation-page-layout-name="Master1-PPL6" draw:id="Slide-378">
        <draw:frame draw:id="id67" presentation:style-name="a389" draw:name="Titlu 1" svg:x="1.66667in" svg:y="0in" svg:width="10in" svg:height="0.83681in" presentation:class="title" presentation:placeholder="false">
          <draw:text-box>
            <text:p text:style-name="a388" text:class-names="" text:cond-style-name=""><text:span text:style-name="a386" text:class-names="">Sistemul electoral românesc după 1990</text:span><text:span text:style-name="a387" text:class-names=""/></text:p>
          </draw:text-box>
          <svg:title/>
          <svg:desc/>
        </draw:frame>
        <draw:frame draw:id="id68" draw:style-name="a417" draw:name="CasetăText 2" svg:x="1.08163in" svg:y="1.47803in" svg:width="10.95588in" svg:height="4.94785in">
          <draw:text-box>
            <text:p text:style-name="a391" text:class-names="" text:cond-style-name=""><text:span text:style-name="a390" text:class-names="">Oricare ar fi legea și alegerile, sistemul electoral romanesc presupune două etape:</text:span></text:p>
            <text:p text:style-name="a393" text:class-names="" text:cond-style-name=""><text:span text:style-name="a392" text:class-names=""/></text:p>
            <text:list text:style-name="a396">
              <text:list-item>
                <text:p text:style-name="a395" text:class-names="" text:cond-style-name=""><text:span text:style-name="a394" text:class-names="">Distribuirea mandatatelor la nivel județean după sistemul Hare</text:span></text:p>
              </text:list-item>
            </text:list>
            <text:list text:style-name="a401">
              <text:list-item>
                <text:p text:style-name="a400" text:class-names="" text:cond-style-name=""><text:span text:style-name="a397" text:class-names="">Distribuirea resturilor la nivel național după sistemul<text:s text:c="1"/></text:span><text:span text:style-name="a398" text:class-names="">d'Hondt</text:span><text:span text:style-name="a399" text:class-names=""><text:s text:c="1"/>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p text:style-name="a406" text:class-names="" text:cond-style-name=""><text:span text:style-name="a405" text:class-names="">Sistemul electoral românesc prezintă câteva caracteristici care favorizează partidele mari:<text:s text:c="1"/></text:span></text:p>
            <text:p text:style-name="a408" text:class-names="" text:cond-style-name=""><text:span text:style-name="a407" text:class-names=""/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Magnitudinea mică a circumscripțiilor (numărul mic de mandate de distribuit)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2" text:class-names="">Pragul electoral<text:s text:c="1"/></text:span><text:span text:style-name="a413" text:class-names="">ridicat (5%)</text:span><text:span text:style-name="a41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9" draw:style-name="a418" draw:master-page-name="Master1-Layout6-titleOnly-Doar-titlu" presentation:presentation-page-layout-name="Master1-PPL6" draw:id="Slide-404">
        <draw:frame draw:id="id69" presentation:style-name="a421" draw:name="Titre 1" svg:x="0.17476in" svg:y="0.12674in" svg:width="13.08738in" svg:height="0.86632in" presentation:class="title" presentation:placeholder="false">
          <draw:text-box>
            <text:p text:style-name="a420" text:class-names="" text:cond-style-name=""><text:span text:style-name="a419" text:class-names="">Sistemul electoral mixt cu compensare în România 2008, 2012</text:span></text:p>
          </draw:text-box>
          <svg:title/>
          <svg:desc/>
        </draw:frame>
        <draw:custom-shape svg:x="0.56311in" svg:y="2.05127in" svg:width="10.82926in" svg:height="2.861in" draw:id="id70" draw:style-name="a434" draw:name="Rectangle 3">
          <svg:title/>
          <svg:desc/>
          <text:p text:style-name="a423" text:class-names="" text:cond-style-name=""><text:span text:style-name="a422" text:class-names="">Atribuirea mandatelor de deputat și de senator se realiza în două etape.</text:span></text:p>
          <text:p text:style-name="a425" text:class-names="" text:cond-style-name=""><text:span text:style-name="a424" text:class-names=""><text:s text:c="1"/></text:span></text:p>
          <text:p text:style-name="a427" text:class-names="" text:cond-style-name=""><text:span text:style-name="a426" text:class-names="">I <text:s text:c="2"/>la nivelul colegiilor uninominale - majoritar</text:span></text:p>
          <text:p text:style-name="a429" text:class-names="" text:cond-style-name=""><text:span text:style-name="a428" text:class-names=""/></text:p>
          <text:p text:style-name="a431" text:class-names="" text:cond-style-name=""><text:span text:style-name="a430" text:class-names="">II <text:s text:c="1"/>la nivelul fiecărei circumscripții electorale județene - proporțional (așa cum se întâmpla din 1990).</text:span></text:p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9" draw:style-name="a435" draw:master-page-name="Master1-Layout6-titleOnly-Doar-titlu" presentation:presentation-page-layout-name="Master1-PPL6" draw:id="Slide-374">
        <draw:custom-shape svg:x="0.43333in" svg:y="2.72569in" svg:width="11.8in" svg:height="4.94785in" draw:id="id71" draw:style-name="a475" draw:name="Rectangle 2">
          <svg:title/>
          <svg:desc/>
          <text:p text:style-name="a437" text:class-names="" text:cond-style-name=""><text:span text:style-name="a436" text:class-names="">Teritoriul României era împărțit într-un număr de colegi uninominale egale cu jumătate din numărul de mandate de atribuit. Împărțirea pe circumscripții județene funcționează pentru împărțirea mandatelor care nu obțineau 50% din voturile valabil exprimate la nivelul colegiului și pentru împărțirea resturilor.<text:s text:c="1"/></text:span></text:p>
          <text:p text:style-name="a446" text:class-names="" text:cond-style-name=""><text:span text:style-name="a438" text:class-names="">I.<text:s text:c="1"/></text:span><text:span text:style-name="a439" text:class-names="">În prima etapă</text:span><text:span text:style-name="a440" text:class-names="">, la nivelul colegiilor uninominale, se atribuia un mandat candidaților acelui partid ce a întrunit<text:s text:c="1"/></text:span><text:span text:style-name="a441" text:class-names="">pragul electoral<text:s text:c="1"/></text:span><text:span text:style-name="a442" text:class-names="">și care au obținut<text:s text:c="1"/></text:span><text:span text:style-name="a443" text:class-names="">majoritatea absolută a voturilor<text:s text:c="1"/></text:span><text:span text:style-name="a444" text:class-names="">(+50) valabil exprimate în colegiul uninominal în care au candidat</text:span><text:span text:style-name="a445" text:class-names="">.</text:span></text:p>
          <text:p text:style-name="a464" text:class-names="" text:cond-style-name=""><text:span text:style-name="a447" text:class-names="">II.<text:s text:c="1"/></text:span><text:span text:style-name="a448" text:class-names="">În a</text:span><text:span text:style-name="a449" text:class-names=""><text:s text:c="1"/></text:span><text:span text:style-name="a450" text:class-names="">doua</text:span><text:span text:style-name="a451" text:class-names=""><text:s text:c="1"/></text:span><text:span text:style-name="a452" text:class-names="">etapă</text:span><text:span text:style-name="a453" text:class-names="">,</text:span><text:span text:style-name="a454" text:class-names=""><text:s text:c="1"/></text:span><text:span text:style-name="a455" text:class-names="">se</text:span><text:span text:style-name="a456" text:class-names=""><text:s text:c="1"/></text:span><text:span text:style-name="a457" text:class-names="">realizează</text:span><text:span text:style-name="a458" text:class-names=""><text:s text:c="1"/></text:span><text:span text:style-name="a459" text:class-names="">împărțirea</text:span><text:span text:style-name="a460" text:class-names=""><text:s text:c="1"/></text:span><text:span text:style-name="a461" text:class-names="">mandatelor</text:span><text:span text:style-name="a462" text:class-names=""><text:s text:c="1"/></text:span><text:span text:style-name="a463" text:class-names="">la nivel de circumscripție prin metoda Hare.<text:s text:c="1"/></text:span></text:p>
          <text:p text:style-name="a474" text:class-names="" text:cond-style-name=""><text:span text:style-name="a465" text:class-names="">În etapa a treia<text:s text:c="1"/></text:span><text:span text:style-name="a466" text:class-names="">se împart restul mandatele la</text:span><text:span text:style-name="a467" text:class-names=""><text:s text:c="1"/></text:span><text:span text:style-name="a468" text:class-names="">nivel</text:span><text:span text:style-name="a469" text:class-names=""><text:s text:c="1"/></text:span><text:span text:style-name="a470" text:class-names="">național după metoda<text:s text:c="1"/></text:span><text:span text:style-name="a471" text:class-names="">d'Hondt</text:span><text:span text:style-name="a472" text:class-names="">. <text:s text:c="1"/></text:span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78" draw:name="Titre 1" svg:x="0in" svg:y="0.12674in" svg:width="13.33333in" svg:height="1.25in" presentation:class="title" presentation:placeholder="false">
          <draw:text-box>
            <text:p text:style-name="a477" text:class-names="" text:cond-style-name=""><text:span text:style-name="a476" text:class-names="">Sistemul electoral mixt cu compensare în România 2008, 2012</text:span></text:p>
          </draw:text-box>
          <svg:title/>
          <svg:desc/>
        </draw:frame>
      </draw:page>
      <draw:page draw:name="Slide118" draw:style-name="a479" draw:master-page-name="Master1-Layout6-titleOnly-Doar-titlu" presentation:presentation-page-layout-name="Master1-PPL6" draw:id="Slide-373">
        <draw:custom-shape svg:x="0.67778in" svg:y="1.70313in" svg:width="10.87083in" svg:height="4.0054in" draw:id="id73" draw:style-name="a499" draw:name="Rectangle 2">
          <svg:title/>
          <svg:desc/>
          <text:p text:style-name="a481" text:class-names="" text:cond-style-name=""><text:span text:style-name="a480" text:class-names=""/></text:p>
          <text:p text:style-name="a485" text:class-names="" text:cond-style-name=""><text:span text:style-name="a482" text:class-names="">Rezultă din împărțirea numărului total de voturi valabil exprimate (</text:span><text:span text:style-name="a483" text:class-names="">VVE</text:span><text:span text:style-name="a484" text:class-names="">) la numărul de deputați, respectiv de senatori ce urmează să fie aleși în circumscripție electorală județeană. Este vorba de coeficientul Hare.</text:span></text:p>
          <text:p text:style-name="a487" text:class-names="" text:cond-style-name=""><text:span text:style-name="a486" text:class-names=""/></text:p>
          <text:p text:style-name="a489" text:class-names="" text:cond-style-name=""><text:span text:style-name="a488" text:class-names="">Exemplu: un județ cu 342 000 de voturi valabil exprimate și 7 mandate</text:span></text:p>
          <text:p text:style-name="a491" text:class-names="" text:cond-style-name=""><text:span text:style-name="a490" text:class-names=""/></text:p>
          <text:p text:style-name="a494" text:class-names="" text:cond-style-name=""><text:span text:style-name="a492" text:class-names="">342000 / 7 = 48857</text:span><text:span text:style-name="a493" text:class-names=""/></text:p>
          <text:p text:style-name="a496" text:class-names="" text:cond-style-name=""><text:span text:style-name="a495" text:class-names=""/></text:p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504" draw:name="Titre 1" svg:x="0.12621in" svg:y="0.48077in" svg:width="12.48544in" svg:height="0.8109in" presentation:class="title" presentation:placeholder="false">
          <draw:text-box>
            <text:p text:style-name="a503" text:class-names="" text:cond-style-name=""><text:span text:style-name="a500" text:class-names="">Coeficientul electoral de circumscripție<text:s text:c="1"/></text:span><text:span text:style-name="a501" text:class-names=""><text:line-break/></text:span><text:span text:style-name="a502" text:class-names=""/></text:p>
          </draw:text-box>
          <svg:title/>
          <svg:desc/>
        </draw:frame>
      </draw:page>
      <draw:page draw:name="Slide102" draw:style-name="a505" draw:master-page-name="Master1-Layout6-titleOnly-Doar-titlu" presentation:presentation-page-layout-name="Master1-PPL6" draw:id="Slide-357">
        <draw:frame draw:id="id75" presentation:style-name="a508" draw:name="Titre 1" svg:x="1.13333in" svg:y="0.2066in" svg:width="11.28889in" svg:height="0.86632in" presentation:class="title" presentation:placeholder="false">
          <draw:text-box>
            <text:p text:style-name="a507" text:class-names="" text:cond-style-name=""><text:span text:style-name="a506" text:class-names="">Sistemul electoral românesc – reprezentarea minorităților</text:span></text:p>
          </draw:text-box>
          <svg:title/>
          <svg:desc/>
        </draw:frame>
        <draw:custom-shape svg:x="0.17778in" svg:y="1.93924in" svg:width="13.01111in" svg:height="2.12051in" draw:id="id76" draw:style-name="a526" draw:name="Rectangle 2">
          <svg:title/>
          <svg:desc/>
          <text:p text:style-name="a510" text:class-names="" text:cond-style-name=""><text:span text:style-name="a509" text:class-names=""/></text:p>
          <text:p text:style-name="a525" text:class-names="" text:cond-style-name=""><text:span text:style-name="a511" text:class-names="">Pragul electoral alternativ<text:s text:c="1"/></text:span><text:span text:style-name="a512" text:class-names="">se calculează conform art. 94. - (2) din Legea 208/2015 și<text:s text:c="1"/></text:span><text:span text:style-name="a513" text:class-names="">este<text:s text:c="1"/></text:span><text:span text:style-name="a514" text:class-names="">obținut de</text:span><text:span text:style-name="a515" text:class-names=""><text:s text:c="1"/></text:span><text:span text:style-name="a516" text:class-names="">acele</text:span><text:span text:style-name="a517" text:class-names=""><text:s text:c="1"/></text:span><text:span text:style-name="a518" text:class-names="">formațiuni</text:span><text:span text:style-name="a519" text:class-names=""><text:s text:c="1"/></text:span><text:span text:style-name="a520" text:class-names="">politice<text:s text:c="1"/></text:span><text:span text:style-name="a521" text:class-names="">care<text:s text:c="1"/></text:span><text:span text:style-name="a522" text:class-names="">nu au obținut 5% din voturile exprimate<text:s text:c="1"/></text:span><text:span text:style-name="a523" text:class-names="">la nivel național dar au obținut 20% din totalul voturilor valabil exprimate în cel puțin 4 circumscripții electorale pentru toți competitorii electorali.</text:span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1" draw:style-name="a527" draw:master-page-name="Master1-Layout2-obj-Titlu-și-conținut" presentation:presentation-page-layout-name="Master1-PPL2" draw:id="Slide-306">
        <draw:frame draw:id="id77" presentation:style-name="a530" draw:name="Rectangle 2" svg:x="0.70874in" svg:y="0in" svg:width="10.95793in" svg:height="1.25in" presentation:class="title" presentation:placeholder="false">
          <draw:text-box>
            <text:p text:style-name="a529" text:class-names="" text:cond-style-name=""><text:span text:style-name="a528" text:class-names="">Influența modului de scrutin asupra alegerilor</text:span></text:p>
          </draw:text-box>
          <svg:title/>
          <svg:desc/>
        </draw:frame>
        <draw:frame draw:id="id85" presentation:style-name="a559" draw:name="Rectangle 3" svg:x="0.70874in" svg:y="1.15104in" svg:width="10.95793in" svg:height="6.34896in" presentation:class="outline" presentation:placeholder="false">
          <draw:text-box>
            <text:list text:style-name="a534">
              <text:list-item>
                <text:p text:style-name="a533" text:class-names="" text:cond-style-name="" text:id="id78"><text:span text:style-name="a531" text:class-names="">Viziunea instituționalistă<text:s text:c="1"/></text:span><text:span text:style-name="a532" text:class-names="">: Maurice Duverger</text:span></text:p>
              </text:list-item>
            </text:list>
            <text:list text:style-name="a537">
              <text:list-item>
                <text:p text:style-name="a536" text:class-names="" text:cond-style-name="" text:id="id79"><text:span text:style-name="a535" text:class-names=""/></text:p>
              </text:list-item>
            </text:list>
            <text:list text:style-name="a542">
              <text:list-item>
                <text:p text:style-name="a541" text:class-names="" text:cond-style-name="" text:id="id80"><text:span text:style-name="a538" text:class-names="">Reprezentarea proporțional tinde să creeze un sistem <text:s text:c="1"/>de partide multiple, rigide, independente și stabile -<text:s text:c="1"/></text:span><text:span text:style-name="a539" text:class-names="">multipartidist</text:span><text:span text:style-name="a540" text:class-names="">;</text:span></text:p>
              </text:list-item>
            </text:list>
            <text:list text:style-name="a547">
              <text:list-item>
                <text:p text:style-name="a546" text:class-names="" text:cond-style-name="" text:id="id81"><text:span text:style-name="a543" text:class-names="">Scrutinul majoritar (așa zis uninominal) cu două tururi tinde spre un sistem de partide multiple, suple, dependente și relativ stabile -<text:s text:c="1"/></text:span><text:span text:style-name="a544" text:class-names="">multipartidist polarizat</text:span><text:span text:style-name="a545" text:class-names="">;<text:s text:c="1"/></text:span></text:p>
              </text:list-item>
            </text:list>
            <text:list text:style-name="a550">
              <text:list-item>
                <text:p text:style-name="a549" text:class-names="" text:cond-style-name="" text:id="id82"><text:span text:style-name="a548" text:class-names=""/></text:p>
              </text:list-item>
            </text:list>
            <text:list text:style-name="a555">
              <text:list-item>
                <text:p text:style-name="a554" text:class-names="" text:cond-style-name="" text:id="id83"><text:span text:style-name="a551" text:class-names="">Scrutinul majoritar (așa zis uninominal) cu un tur tinde spre un sistem dualiste, cu alternanța marilor partide independente -<text:s text:c="1"/></text:span><text:span text:style-name="a552" text:class-names="">bipartidism</text:span><text:span text:style-name="a553" text:class-names="">.</text:span></text:p>
              </text:list-item>
            </text:list>
            <text:list text:style-name="a558">
              <text:list-item>
                <text:p text:style-name="a557" text:class-names="" text:cond-style-name="" text:id="id84"><text:span text:style-name="a556" text:class-names=""><text:line-break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8" smil:attributeName="visibility" smil:to="visible" smil:begin="0.499000012874603s" smil:dur="0.0010000000474974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499000012874603s" smil:dur="0.0010000000474974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499000012874603s" smil:dur="0.0010000000474974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499000012874603s" smil:dur="0.0010000000474974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499000012874603s" smil:dur="0.00100000004749745s" smil:fill="hold"/>
                </anim:par>
              </anim:par>
            </anim:par>
          </anim:seq>
        </anim:par>
      </draw:page>
      <draw:page draw:name="Slide52" draw:style-name="a560" draw:master-page-name="Master1-Layout2-obj-Titlu-și-conținut" presentation:presentation-page-layout-name="Master1-PPL2" draw:id="Slide-307">
        <draw:frame draw:id="id90" presentation:style-name="a575" draw:name="Rectangle 2" svg:x="0.53398in" svg:y="0.58333in" svg:width="10.38269in" svg:height="6.08333in" presentation:class="outline" presentation:placeholder="false">
          <draw:text-box>
            <text:list text:style-name="a564">
              <text:list-item>
                <text:p text:style-name="a563" text:class-names="" text:cond-style-name="" text:id="id86"><text:span text:style-name="a561" text:class-names="">Viziunea socio-istorică : Georges Lavau</text:span><text:span text:style-name="a562" text:class-names=""><text:line-break/></text:span></text:p>
              </text:list-item>
            </text:list>
            <text:list text:style-name="a567">
              <text:list-item>
                <text:p text:style-name="a566" text:class-names="" text:cond-style-name="" text:id="id87"><text:span text:style-name="a565" text:class-names="">Modul de scrutin este mai mult o reflectare a societății pe care<text:s text:c="1"/></text:span></text:p>
              </text:list-item>
            </text:list>
            <text:list text:style-name="a571">
              <text:list-item>
                <text:p text:style-name="a570" text:class-names="" text:cond-style-name="" text:id="id88"><text:span text:style-name="a568" text:class-names="">nu o poate modela</text:span><text:span text:style-name="a569" text:class-names=""><text:s text:c="1"/></text:span></text:p>
              </text:list-item>
            </text:list>
            <text:list text:style-name="a574">
              <text:list-item>
                <text:p text:style-name="a573" text:class-names="" text:cond-style-name="" text:id="id89"><text:span text:style-name="a57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499000012874603s" smil:dur="0.0010000000474974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499000012874603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499000012874603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zitiv titlu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u și conținu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ntet secțiu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uă tipuri de conținu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ț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Doar titlu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Necompleta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ținut cu legendă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ine cu legendă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ext vertical și titlu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lu vertical și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ă-Office" style:page-layout-name="pageLayout1" draw:style-name="a0">
      <draw:frame draw:id="id0" presentation:style-name="a3" draw:name="Substituent titl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ceți clic pentru a edita stilul de titlu coordonator</text:span></text:p>
        </draw:text-box>
        <svg:title/>
        <svg:desc/>
      </draw:frame>
      <draw:frame draw:id="id1" presentation:style-name="a19" draw:name="Substituent tex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ceţi clic pentru a edita Master stiluri tex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l doilea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ubstituent dată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.05.2023</text:date></text:span></text:p>
        </draw:text-box>
        <svg:title/>
        <svg:desc/>
      </draw:frame>
      <draw:frame draw:id="id3" presentation:style-name="a26" draw:name="Substituent subsol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ubstituent număr diapozitiv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zitiv-titlu" style:page-layout-name="pageLayout1" draw:style-name="a30">
      <draw:frame draw:id="id5" presentation:style-name="a33" draw:name="Titlu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ceți clic pentru a edita stilul de titlu coordonator</text:span></text:p>
        </draw:text-box>
        <svg:title/>
        <svg:desc/>
      </draw:frame>
      <draw:frame draw:id="id6" presentation:style-name="a36" draw:name="Subtitlu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ceți clic pentru a edita stilul de subtitlu coordonator</text:span></text:p>
        </draw:text-box>
        <svg:title/>
        <svg:desc/>
      </draw:frame>
      <draw:frame draw:id="id7" presentation:style-name="a40" draw:name="Substituent dată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2.05.2023</text:date></text:span></text:p>
        </draw:text-box>
        <svg:title/>
        <svg:desc/>
      </draw:frame>
      <draw:frame draw:id="id8" presentation:style-name="a43" draw:name="Substituent subsol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ubstituent număr diapozitiv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u-și-conținut" style:page-layout-name="pageLayout1" draw:style-name="a47">
      <draw:frame draw:id="id10" presentation:style-name="a50" draw:name="Titlu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ceți clic pentru a edita stilul de titlu coordonator</text:span></text:p>
        </draw:text-box>
        <svg:title/>
        <svg:desc/>
      </draw:frame>
      <draw:frame draw:id="id11" presentation:style-name="a66" draw:name="Substituent conținut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ceţi clic pentru a edita Master stiluri text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al doilea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ubstituent dată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.05.2023</text:date></text:span></text:p>
        </draw:text-box>
        <svg:title/>
        <svg:desc/>
      </draw:frame>
      <draw:frame draw:id="id13" presentation:style-name="a73" draw:name="Substituent subsol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ubstituent număr diapozitiv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ntet-secțiune" style:page-layout-name="pageLayout1" draw:style-name="a77">
      <draw:frame draw:id="id15" presentation:style-name="a80" draw:name="Titlu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ceți clic pentru a edita stilul de titlu coordonator</text:span></text:p>
        </draw:text-box>
        <svg:title/>
        <svg:desc/>
      </draw:frame>
      <draw:frame draw:id="id16" presentation:style-name="a84" draw:name="Substituent tex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ceţi clic pentru a edita Master stiluri text</text:span></text:p>
            </text:list-item>
          </text:list>
        </draw:text-box>
        <svg:title/>
        <svg:desc/>
      </draw:frame>
      <draw:frame draw:id="id17" presentation:style-name="a88" draw:name="Substituent dată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2.05.2023</text:date></text:span></text:p>
        </draw:text-box>
        <svg:title/>
        <svg:desc/>
      </draw:frame>
      <draw:frame draw:id="id18" presentation:style-name="a91" draw:name="Substituent subsol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ubstituent număr diapozitiv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uă-tipuri-de-conținut" style:page-layout-name="pageLayout1" draw:style-name="a95">
      <draw:frame draw:id="id20" presentation:style-name="a98" draw:name="Titlu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ceți clic pentru a edita stilul de titlu coordonator</text:span></text:p>
        </draw:text-box>
        <svg:title/>
        <svg:desc/>
      </draw:frame>
      <draw:frame draw:id="id21" presentation:style-name="a114" draw:name="Substituent conținut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ceţi clic pentru a edita Master stiluri text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al doilea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ubstituent conținut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ceţi clic pentru a edita Master stiluri text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l doilea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ubstituent dată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2.05.2023</text:date></text:span></text:p>
        </draw:text-box>
        <svg:title/>
        <svg:desc/>
      </draw:frame>
      <draw:frame draw:id="id24" presentation:style-name="a137" draw:name="Substituent subsol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ubstituent număr diapozitiv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ție" style:page-layout-name="pageLayout1" draw:style-name="a141">
      <draw:frame draw:id="id26" presentation:style-name="a144" draw:name="Titlu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ceți clic pentru a edita stilul de titlu coordonator</text:span></text:p>
        </draw:text-box>
        <svg:title/>
        <svg:desc/>
      </draw:frame>
      <draw:frame draw:id="id27" presentation:style-name="a148" draw:name="Substituent tex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ceţi clic pentru a edita Master stiluri text</text:span></text:p>
            </text:list-item>
          </text:list>
        </draw:text-box>
        <svg:title/>
        <svg:desc/>
      </draw:frame>
      <draw:frame draw:id="id28" presentation:style-name="a164" draw:name="Substituent conținut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ceţi clic pentru a edita Master stiluri text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al doilea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ubstituent tex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ceţi clic pentru a edita Master stiluri text</text:span></text:p>
            </text:list-item>
          </text:list>
        </draw:text-box>
        <svg:title/>
        <svg:desc/>
      </draw:frame>
      <draw:frame draw:id="id30" presentation:style-name="a184" draw:name="Substituent conținut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ceţi clic pentru a edita Master stiluri text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al doilea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ubstituent dată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.05.2023</text:date></text:span></text:p>
        </draw:text-box>
        <svg:title/>
        <svg:desc/>
      </draw:frame>
      <draw:frame draw:id="id32" presentation:style-name="a191" draw:name="Substituent subsol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ubstituent număr diapozitiv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Doar-titlu" style:page-layout-name="pageLayout1" draw:style-name="a195">
      <draw:frame draw:id="id34" presentation:style-name="a198" draw:name="Titlu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ceți clic pentru a edita stilul de titlu coordonator</text:span></text:p>
        </draw:text-box>
        <svg:title/>
        <svg:desc/>
      </draw:frame>
      <draw:frame draw:id="id35" presentation:style-name="a202" draw:name="Substituent dată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2.05.2023</text:date></text:span></text:p>
        </draw:text-box>
        <svg:title/>
        <svg:desc/>
      </draw:frame>
      <draw:frame draw:id="id36" presentation:style-name="a205" draw:name="Substituent subsol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ubstituent număr diapozitiv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Necompletat" style:page-layout-name="pageLayout1" draw:style-name="a209">
      <draw:frame draw:id="id38" presentation:style-name="a213" draw:name="Substituent dată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2.05.2023</text:date></text:span></text:p>
        </draw:text-box>
        <svg:title/>
        <svg:desc/>
      </draw:frame>
      <draw:frame draw:id="id39" presentation:style-name="a216" draw:name="Substituent subsol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ubstituent număr diapozitiv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ținut-cu-legendă" style:page-layout-name="pageLayout1" draw:style-name="a220">
      <draw:frame draw:id="id41" presentation:style-name="a223" draw:name="Titlu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ceți clic pentru a edita stilul de titlu coordonator</text:span></text:p>
        </draw:text-box>
        <svg:title/>
        <svg:desc/>
      </draw:frame>
      <draw:frame draw:id="id42" presentation:style-name="a239" draw:name="Substituent conținut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ceţi clic pentru a edita Master stiluri text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al doilea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ubstituent tex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ceţi clic pentru a edita Master stiluri text</text:span></text:p>
            </text:list-item>
          </text:list>
        </draw:text-box>
        <svg:title/>
        <svg:desc/>
      </draw:frame>
      <draw:frame draw:id="id44" presentation:style-name="a247" draw:name="Substituent dată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2.05.2023</text:date></text:span></text:p>
        </draw:text-box>
        <svg:title/>
        <svg:desc/>
      </draw:frame>
      <draw:frame draw:id="id45" presentation:style-name="a250" draw:name="Substituent subsol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ubstituent număr diapozitiv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ine-cu-legendă" style:page-layout-name="pageLayout1" draw:style-name="a254">
      <draw:frame draw:id="id47" presentation:style-name="a257" draw:name="Titlu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ceți clic pentru a edita stilul de titlu coordonator</text:span></text:p>
        </draw:text-box>
        <svg:title/>
        <svg:desc/>
      </draw:frame>
      <draw:frame draw:id="id48" presentation:style-name="a260" draw:name="Substituent i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ubstituent tex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ceţi clic pentru a edita Master stiluri text</text:span></text:p>
            </text:list-item>
          </text:list>
        </draw:text-box>
        <svg:title/>
        <svg:desc/>
      </draw:frame>
      <draw:frame draw:id="id50" presentation:style-name="a268" draw:name="Substituent dată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.05.2023</text:date></text:span></text:p>
        </draw:text-box>
        <svg:title/>
        <svg:desc/>
      </draw:frame>
      <draw:frame draw:id="id51" presentation:style-name="a271" draw:name="Substituent subsol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ubstituent număr diapozitiv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ext-vertical-și-titlu" style:page-layout-name="pageLayout1" draw:style-name="a275">
      <draw:frame draw:id="id53" presentation:style-name="a278" draw:name="Titlu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ceți clic pentru a edita stilul de titlu coordonator</text:span></text:p>
        </draw:text-box>
        <svg:title/>
        <svg:desc/>
      </draw:frame>
      <draw:frame draw:id="id54" presentation:style-name="a294" draw:name="Substituent text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ceţi clic pentru a edita Master stiluri text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al doilea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ubstituent dată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2.05.2023</text:date></text:span></text:p>
        </draw:text-box>
        <svg:title/>
        <svg:desc/>
      </draw:frame>
      <draw:frame draw:id="id56" presentation:style-name="a301" draw:name="Substituent subsol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ubstituent număr diapozitiv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lu-vertical-și-text" style:page-layout-name="pageLayout1" draw:style-name="a305">
      <draw:frame draw:id="id58" presentation:style-name="a308" draw:name="Titlu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ceți clic pentru a edita stilul de titlu coordonator</text:span></text:p>
        </draw:text-box>
        <svg:title/>
        <svg:desc/>
      </draw:frame>
      <draw:frame draw:id="id59" presentation:style-name="a324" draw:name="Substituent text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ceţi clic pentru a edita Master stiluri text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al doilea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ubstituent dată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2.05.2023</text:date></text:span></text:p>
        </draw:text-box>
        <svg:title/>
        <svg:desc/>
      </draw:frame>
      <draw:frame draw:id="id61" presentation:style-name="a331" draw:name="Substituent subsol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ubstituent număr diapozitiv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ul electoral romanesc</dc:title>
    <meta:initial-creator>Cristian Pirvulescu</meta:initial-creator>
    <dc:creator>Cristian Pirvulescu</dc:creator>
    <meta:creation-date>2022-05-09T10:57:45Z</meta:creation-date>
    <dc:date>2023-05-22T08:36:26Z</dc:date>
    <meta:editing-cycles>2</meta:editing-cycles>
    <meta:editing-duration>PT2827S</meta:editing-duration>
    <meta:document-statistic meta:paragraph-count="55" meta:word-count="660"/>
  </office:meta>
</office:document-meta>
</file>